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c9211e" loext:opacity="100%" fo:font-size="14pt" fo:language="zxx" fo:country="none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Text_20_body">
      <style:text-properties officeooo:paragraph-rsid="00217aa2"/>
    </style:style>
    <style:style style:name="P8" style:family="paragraph" style:parent-style-name="Text_20_body">
      <style:text-properties officeooo:rsid="005c263b" officeooo:paragraph-rsid="005c263b"/>
    </style:style>
    <style:style style:name="P9" style:family="paragraph" style:parent-style-name="Text_20_body">
      <style:text-properties officeooo:rsid="0030624e" officeooo:paragraph-rsid="00309c92"/>
    </style:style>
    <style:style style:name="P10" style:family="paragraph" style:parent-style-name="Text_20_body">
      <style:text-properties fo:language="en" fo:country="US" fo:font-weight="normal" officeooo:rsid="00379211" officeooo:paragraph-rsid="00379211" style:font-weight-asian="normal" style:font-weight-complex="normal"/>
    </style:style>
    <style:style style:name="P11" style:family="paragraph" style:parent-style-name="Text_20_body">
      <style:text-properties fo:language="en" fo:country="US" fo:font-weight="normal" officeooo:rsid="0058e47a" officeooo:paragraph-rsid="0058e47a" style:font-weight-asian="normal" style:font-weight-complex="normal"/>
    </style:style>
    <style:style style:name="P12" style:family="paragraph" style:parent-style-name="Text_20_body">
      <style:text-properties fo:language="en" fo:country="US" fo:font-weight="normal" officeooo:rsid="003c1bda" officeooo:paragraph-rsid="003ee3be" fo:background-color="#ffff00" style:font-weight-asian="normal" style:font-weight-complex="normal"/>
    </style:style>
    <style:style style:name="P13" style:family="paragraph" style:parent-style-name="Text_20_body">
      <style:text-properties fo:language="en" fo:country="US" fo:font-weight="normal" officeooo:rsid="003c1bda" officeooo:paragraph-rsid="003cebd3" fo:background-color="#ffff00" style:font-weight-asian="normal" style:font-weight-complex="normal"/>
    </style:style>
    <style:style style:name="P14" style:family="paragraph" style:parent-style-name="Text_20_body">
      <style:text-properties officeooo:paragraph-rsid="007072b0"/>
    </style:style>
    <style:style style:name="P15" style:family="paragraph" style:parent-style-name="Text_20_body">
      <style:text-properties officeooo:rsid="00727e36" officeooo:paragraph-rsid="00727e36"/>
    </style:style>
    <style:style style:name="P16" style:family="paragraph" style:parent-style-name="Preformatted_20_Text">
      <style:text-properties officeooo:paragraph-rsid="00780b4d"/>
    </style:style>
    <style:style style:name="P17" style:family="paragraph" style:parent-style-name="Text_20_body">
      <style:text-properties officeooo:paragraph-rsid="00743f63"/>
    </style:style>
    <style:style style:name="P18" style:family="paragraph" style:parent-style-name="Heading_20_1">
      <style:text-properties fo:color="#c9211e" loext:opacity="100%"/>
    </style:style>
    <style:style style:name="P19" style:family="paragraph" style:parent-style-name="Heading_20_1">
      <style:text-properties officeooo:paragraph-rsid="00217aa2"/>
    </style:style>
    <style:style style:name="P20" style:family="paragraph" style:parent-style-name="Heading_20_1">
      <style:text-properties officeooo:paragraph-rsid="005c106e"/>
    </style:style>
    <style:style style:name="P21" style:family="paragraph" style:parent-style-name="Heading_20_1">
      <style:text-properties officeooo:paragraph-rsid="008c1622"/>
    </style:style>
    <style:style style:name="P22" style:family="paragraph" style:parent-style-name="Heading_20_1">
      <style:text-properties officeooo:paragraph-rsid="008d332e"/>
    </style:style>
    <style:style style:name="P23" style:family="paragraph" style:parent-style-name="Heading_20_1">
      <style:text-properties officeooo:paragraph-rsid="00935c1d"/>
    </style:style>
    <style:style style:name="P24" style:family="paragraph" style:parent-style-name="Heading_20_2">
      <style:text-properties officeooo:paragraph-rsid="00217aa2"/>
    </style:style>
    <style:style style:name="P25" style:family="paragraph" style:parent-style-name="Heading_20_2">
      <style:text-properties officeooo:paragraph-rsid="0030624e"/>
    </style:style>
    <style:style style:name="P26" style:family="paragraph" style:parent-style-name="Heading_20_2">
      <style:text-properties officeooo:rsid="0057e490" officeooo:paragraph-rsid="0057e490"/>
    </style:style>
    <style:style style:name="P27" style:family="paragraph" style:parent-style-name="Heading_20_2">
      <style:text-properties officeooo:rsid="005c263b" officeooo:paragraph-rsid="005c263b"/>
    </style:style>
    <style:style style:name="P28" style:family="paragraph" style:parent-style-name="Heading_20_2">
      <style:text-properties officeooo:paragraph-rsid="008f0dd5"/>
    </style:style>
    <style:style style:name="P29" style:family="paragraph" style:parent-style-name="Heading_20_2">
      <style:text-properties officeooo:paragraph-rsid="00997863"/>
    </style:style>
    <style:style style:name="P30" style:family="paragraph" style:parent-style-name="Heading_20_2">
      <style:text-properties officeooo:paragraph-rsid="009d1f39"/>
    </style:style>
    <style:style style:name="P31" style:family="paragraph" style:parent-style-name="Heading_20_3">
      <style:text-properties officeooo:paragraph-rsid="002dd71a"/>
    </style:style>
    <style:style style:name="P32" style:family="paragraph" style:parent-style-name="Heading_20_3">
      <style:text-properties officeooo:rsid="0037209a" officeooo:paragraph-rsid="0037209a"/>
    </style:style>
    <style:style style:name="P33" style:family="paragraph" style:parent-style-name="Heading_20_3">
      <style:text-properties officeooo:rsid="0037209a" officeooo:paragraph-rsid="004cd42e"/>
    </style:style>
    <style:style style:name="P34" style:family="paragraph" style:parent-style-name="Heading_20_3">
      <style:text-properties officeooo:paragraph-rsid="00379211"/>
    </style:style>
    <style:style style:name="P35" style:family="paragraph" style:parent-style-name="Heading_20_3" style:list-style-name="L5"/>
    <style:style style:name="P36" style:family="paragraph" style:parent-style-name="Heading_20_3" style:list-style-name="L6"/>
    <style:style style:name="P37" style:family="paragraph" style:parent-style-name="Heading_20_3">
      <style:text-properties officeooo:rsid="007072b0" officeooo:paragraph-rsid="007072b0"/>
    </style:style>
    <style:style style:name="P38" style:family="paragraph" style:parent-style-name="Heading_20_3">
      <style:text-properties officeooo:rsid="00743f63" officeooo:paragraph-rsid="00743f63"/>
    </style:style>
    <style:style style:name="P39" style:family="paragraph" style:parent-style-name="Heading_20_3">
      <style:text-properties officeooo:paragraph-rsid="0078dcd7"/>
    </style:style>
    <style:style style:name="P40" style:family="paragraph" style:parent-style-name="Heading_20_3">
      <style:text-properties officeooo:paragraph-rsid="007f52eb"/>
    </style:style>
    <style:style style:name="P41" style:family="paragraph" style:parent-style-name="Heading_20_3">
      <style:text-properties officeooo:paragraph-rsid="0085a0de"/>
    </style:style>
    <style:style style:name="P42" style:family="paragraph" style:parent-style-name="Heading_20_3">
      <style:text-properties fo:color="#c9211e" loext:opacity="100%"/>
    </style:style>
    <style:style style:name="P43" style:family="paragraph" style:parent-style-name="Heading_20_3">
      <style:text-properties fo:color="#c9211e" loext:opacity="100%" officeooo:paragraph-rsid="0095f97a"/>
    </style:style>
    <style:style style:name="P44" style:family="paragraph" style:parent-style-name="Heading_20_3">
      <style:text-properties fo:color="#c9211e" loext:opacity="100%" officeooo:paragraph-rsid="0096607a"/>
    </style:style>
    <style:style style:name="P45" style:family="paragraph" style:parent-style-name="Quotations" style:list-style-name="L7">
      <style:text-properties officeooo:rsid="0058e47a" officeooo:paragraph-rsid="0058e47a"/>
    </style:style>
    <style:style style:name="P46" style:family="paragraph" style:parent-style-name="Standard" style:list-style-name="L1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47" style:family="paragraph" style:parent-style-name="Standard" style:list-style-name="L2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 style:list-style-name="L2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 style:list-style-name="L8">
      <style:text-properties fo:language="zxx" fo:country="none" fo:font-weight="normal" officeooo:rsid="005ea0bb" officeooo:paragraph-rsid="005ea0bb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 style:list-style-name="L8">
      <style:text-properties fo:language="zxx" fo:country="none" fo:font-weight="normal" officeooo:rsid="0062b07a" officeooo:paragraph-rsid="0062b07a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 style:list-style-name="L8">
      <style:text-properties fo:language="zxx" fo:country="none" fo:font-weight="normal" officeooo:rsid="006555b5" officeooo:paragraph-rsid="006555b5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 style:list-style-name="L8">
      <style:text-properties fo:language="zxx" fo:country="none" fo:font-weight="normal" officeooo:rsid="006555b5" officeooo:paragraph-rsid="00678e33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 style:list-style-name="L8">
      <style:text-properties fo:language="zxx" fo:country="none" fo:font-weight="bold" officeooo:rsid="005cd943" officeooo:paragraph-rsid="005cd943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Standard" style:list-style-name="L8">
      <style:text-properties fo:language="zxx" fo:country="none" fo:font-weight="bold" officeooo:rsid="001b3c48" officeooo:paragraph-rsid="001b3c48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Standard" style:list-style-name="L8">
      <style:text-properties fo:language="zxx" fo:country="none" fo:font-weight="bold" officeooo:rsid="005ea0bb" officeooo:paragraph-rsid="005ea0bb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Standard" style:list-style-name="L2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8a293b"/>
    </style:style>
    <style:style style:name="P59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8a293b"/>
    </style:style>
    <style:style style:name="P60" style:family="paragraph" style:parent-style-name="Standard" style:list-style-name="L12">
      <style:text-properties officeooo:paragraph-rsid="009b229f"/>
    </style:style>
    <style:style style:name="P61" style:family="paragraph" style:parent-style-name="Text_20_body" style:list-style-name="L3">
      <style:text-properties officeooo:paragraph-rsid="002dd71a"/>
    </style:style>
    <style:style style:name="P62" style:family="paragraph" style:parent-style-name="Text_20_body" style:list-style-name="L3">
      <style:text-properties officeooo:paragraph-rsid="00228933"/>
    </style:style>
    <style:style style:name="P63" style:family="paragraph" style:parent-style-name="Text_20_body" style:list-style-name="L3">
      <style:text-properties officeooo:paragraph-rsid="00234bf4"/>
    </style:style>
    <style:style style:name="P64" style:family="paragraph" style:parent-style-name="Text_20_body" style:list-style-name="L3">
      <style:text-properties officeooo:paragraph-rsid="0024c10a"/>
    </style:style>
    <style:style style:name="P65" style:family="paragraph" style:parent-style-name="Text_20_body" style:list-style-name="L3">
      <style:text-properties officeooo:paragraph-rsid="002b436e"/>
    </style:style>
    <style:style style:name="P66" style:family="paragraph" style:parent-style-name="Text_20_body" style:list-style-name="L3">
      <style:text-properties officeooo:paragraph-rsid="00275979"/>
    </style:style>
    <style:style style:name="P67" style:family="paragraph" style:parent-style-name="Text_20_body" style:list-style-name="L3">
      <style:text-properties officeooo:paragraph-rsid="00299ec3"/>
    </style:style>
    <style:style style:name="P68" style:family="paragraph" style:parent-style-name="Text_20_body" style:list-style-name="L4">
      <style:text-properties officeooo:rsid="0030624e" officeooo:paragraph-rsid="00309c92"/>
    </style:style>
    <style:style style:name="P69" style:family="paragraph" style:parent-style-name="Text_20_body" style:list-style-name="L4">
      <style:text-properties fo:font-weight="normal" officeooo:rsid="00346d26" officeooo:paragraph-rsid="00346d26" style:font-weight-asian="normal" style:font-weight-complex="normal"/>
    </style:style>
    <style:style style:name="P70" style:family="paragraph" style:parent-style-name="Text_20_body" style:list-style-name="L5">
      <style:text-properties fo:language="en" fo:country="US" fo:font-weight="normal" officeooo:rsid="003c1bda" officeooo:paragraph-rsid="003c1bda" style:font-weight-asian="normal" style:font-weight-complex="normal"/>
    </style:style>
    <style:style style:name="P71" style:family="paragraph" style:parent-style-name="Text_20_body" style:list-style-name="L5">
      <style:text-properties fo:language="en" fo:country="US" fo:font-weight="normal" officeooo:rsid="003c1bda" officeooo:paragraph-rsid="006b96ac" style:font-weight-asian="normal" style:font-weight-complex="normal"/>
    </style:style>
    <style:style style:name="P72" style:family="paragraph" style:parent-style-name="Text_20_body" style:list-style-name="L5">
      <style:text-properties fo:language="en" fo:country="US" fo:font-weight="normal" officeooo:rsid="006b96ac" officeooo:paragraph-rsid="006b96ac" style:font-weight-asian="normal" style:font-weight-complex="normal"/>
    </style:style>
    <style:style style:name="P73" style:family="paragraph" style:parent-style-name="Text_20_body" style:list-style-name="L5">
      <style:text-properties fo:language="en" fo:country="US" fo:font-weight="normal" officeooo:rsid="003feeec" officeooo:paragraph-rsid="003feeec" style:font-weight-asian="normal" style:font-weight-complex="normal"/>
    </style:style>
    <style:style style:name="P74" style:family="paragraph" style:parent-style-name="Text_20_body" style:list-style-name="L5">
      <style:text-properties fo:language="en" fo:country="US" fo:font-weight="normal" officeooo:rsid="00412633" officeooo:paragraph-rsid="0048b489" style:font-weight-asian="normal" style:font-weight-complex="normal"/>
    </style:style>
    <style:style style:name="P75" style:family="paragraph" style:parent-style-name="Text_20_body" style:list-style-name="L5">
      <style:text-properties fo:language="en" fo:country="US" fo:font-weight="normal" officeooo:rsid="00412633" officeooo:paragraph-rsid="00412633" style:font-weight-asian="normal" style:font-weight-complex="normal"/>
    </style:style>
    <style:style style:name="P76" style:family="paragraph" style:parent-style-name="Text_20_body" style:list-style-name="L5">
      <style:text-properties fo:language="en" fo:country="US" fo:font-weight="normal" officeooo:rsid="00412633" officeooo:paragraph-rsid="0042c9fb" style:font-weight-asian="normal" style:font-weight-complex="normal"/>
    </style:style>
    <style:style style:name="P77" style:family="paragraph" style:parent-style-name="Text_20_body" style:list-style-name="L5">
      <style:text-properties fo:language="en" fo:country="US" fo:font-weight="normal" officeooo:rsid="004a4a88" officeooo:paragraph-rsid="004a4a88" style:font-weight-asian="normal" style:font-weight-complex="normal"/>
    </style:style>
    <style:style style:name="P78" style:family="paragraph" style:parent-style-name="Text_20_body" style:list-style-name="L5">
      <style:text-properties fo:language="en" fo:country="US" fo:font-weight="normal" officeooo:rsid="0042c9fb" officeooo:paragraph-rsid="0042c9fb" style:font-weight-asian="normal" style:font-weight-complex="normal"/>
    </style:style>
    <style:style style:name="P79" style:family="paragraph" style:parent-style-name="Text_20_body" style:list-style-name="L5">
      <style:text-properties fo:language="en" fo:country="US" fo:font-weight="normal" officeooo:rsid="00447214" officeooo:paragraph-rsid="00447214" style:font-weight-asian="normal" style:font-weight-complex="normal"/>
    </style:style>
    <style:style style:name="P80" style:family="paragraph" style:parent-style-name="Text_20_body" style:list-style-name="L5">
      <style:text-properties fo:language="en" fo:country="US" fo:font-weight="normal" officeooo:rsid="00447214" officeooo:paragraph-rsid="0048b489" style:font-weight-asian="normal" style:font-weight-complex="normal"/>
    </style:style>
    <style:style style:name="P81" style:family="paragraph" style:parent-style-name="Text_20_body" style:list-style-name="L5">
      <style:text-properties fo:language="en" fo:country="US" fo:font-weight="normal" officeooo:rsid="0046048d" officeooo:paragraph-rsid="0046048d" style:font-weight-asian="normal" style:font-weight-complex="normal"/>
    </style:style>
    <style:style style:name="P82" style:family="paragraph" style:parent-style-name="Text_20_body" style:list-style-name="L5">
      <style:text-properties fo:language="en" fo:country="US" fo:font-weight="normal" officeooo:rsid="0048b489" officeooo:paragraph-rsid="0048b489" style:font-weight-asian="normal" style:font-weight-complex="normal"/>
    </style:style>
    <style:style style:name="P83" style:family="paragraph" style:parent-style-name="Text_20_body" style:list-style-name="L5">
      <style:text-properties fo:color="#c9211e" loext:opacity="100%" fo:language="en" fo:country="US" fo:font-weight="normal" officeooo:rsid="006b96ac" officeooo:paragraph-rsid="006b96ac" style:font-weight-asian="normal" style:font-weight-complex="normal"/>
    </style:style>
    <style:style style:name="P84" style:family="paragraph" style:parent-style-name="Text_20_body">
      <style:text-properties fo:color="#c9211e" loext:opacity="100%" officeooo:paragraph-rsid="008f0dd5"/>
    </style:style>
    <style:style style:name="P85" style:family="paragraph" style:parent-style-name="Text_20_body">
      <style:text-properties fo:color="#c9211e" loext:opacity="100%" officeooo:paragraph-rsid="0090650e"/>
    </style:style>
    <style:style style:name="P86" style:family="paragraph" style:parent-style-name="Text_20_body">
      <style:text-properties fo:color="#c9211e" loext:opacity="100%"/>
    </style:style>
    <style:style style:name="P87" style:family="paragraph" style:parent-style-name="Text_20_body">
      <style:text-properties fo:color="#c9211e" loext:opacity="100%" officeooo:paragraph-rsid="0095f97a"/>
    </style:style>
    <style:style style:name="P88" style:family="paragraph" style:parent-style-name="Text_20_body" style:list-style-name="L9">
      <style:text-properties officeooo:paragraph-rsid="00796c8c"/>
    </style:style>
    <style:style style:name="P89" style:family="paragraph" style:parent-style-name="Text_20_body" style:list-style-name="L9">
      <style:text-properties officeooo:paragraph-rsid="00831bff"/>
    </style:style>
    <style:style style:name="P90" style:family="paragraph" style:parent-style-name="Text_20_body" style:list-style-name="L9">
      <style:text-properties officeooo:paragraph-rsid="0083c2f2"/>
    </style:style>
    <style:style style:name="P91" style:family="paragraph" style:parent-style-name="Text_20_body" style:list-style-name="L10">
      <style:text-properties officeooo:paragraph-rsid="0085a0de"/>
    </style:style>
    <style:style style:name="P92" style:family="paragraph" style:parent-style-name="Text_20_body">
      <style:text-properties fo:font-weight="bold" officeooo:paragraph-rsid="008ba630" style:font-weight-asian="bold" style:font-weight-complex="bold"/>
    </style:style>
    <style:style style:name="P93" style:family="paragraph" style:parent-style-name="Text_20_body">
      <style:text-properties officeooo:paragraph-rsid="008f0dd5"/>
    </style:style>
    <style:style style:name="P94" style:family="paragraph" style:parent-style-name="Text_20_body">
      <style:text-properties officeooo:paragraph-rsid="0090650e"/>
    </style:style>
    <style:style style:name="P95" style:family="paragraph" style:parent-style-name="Text_20_body">
      <style:text-properties officeooo:rsid="0090650e" officeooo:paragraph-rsid="0090650e"/>
    </style:style>
    <style:style style:name="P96" style:family="paragraph" style:parent-style-name="Text_20_body">
      <style:text-properties style:use-window-font-color="true" loext:opacity="0%" officeooo:paragraph-rsid="008f0dd5"/>
    </style:style>
    <style:style style:name="P97" style:family="paragraph" style:parent-style-name="Text_20_body">
      <style:text-properties officeooo:paragraph-rsid="00935c1d"/>
    </style:style>
    <style:style style:name="P98" style:family="paragraph" style:parent-style-name="Text_20_body">
      <style:text-properties officeooo:paragraph-rsid="0095f97a"/>
    </style:style>
    <style:style style:name="P99" style:family="paragraph" style:parent-style-name="Text_20_body">
      <style:text-properties officeooo:paragraph-rsid="0096e848"/>
    </style:style>
    <style:style style:name="P100" style:family="paragraph" style:parent-style-name="Text_20_body" style:list-style-name="L12"/>
    <style:style style:name="P101" style:family="paragraph" style:parent-style-name="Text_20_body" style:list-style-name="L12">
      <style:text-properties officeooo:paragraph-rsid="009b229f"/>
    </style:style>
    <style:style style:name="P102" style:family="paragraph" style:parent-style-name="Text_20_body" style:list-style-name="L12">
      <style:text-properties officeooo:paragraph-rsid="00997863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style:style style:name="T3" style:family="text">
      <style:text-properties officeooo:rsid="001cbac1"/>
    </style:style>
    <style:style style:name="T4" style:family="text">
      <style:text-properties officeooo:rsid="001d006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2000f8"/>
    </style:style>
    <style:style style:name="T7" style:family="text">
      <style:text-properties fo:color="#c9211e" loext:opacity="100%" officeooo:rsid="0020151f"/>
    </style:style>
    <style:style style:name="T8" style:family="text">
      <style:text-properties fo:color="#c9211e" loext:opacity="100%" officeooo:rsid="00217aa2"/>
    </style:style>
    <style:style style:name="T9" style:family="text">
      <style:text-properties fo:color="#c9211e" loext:opacity="100%" officeooo:rsid="005c106e"/>
    </style:style>
    <style:style style:name="T10" style:family="text">
      <style:text-properties fo:color="#c9211e" loext:opacity="100%" style:text-underline-style="solid" style:text-underline-width="auto" style:text-underline-color="font-color"/>
    </style:style>
    <style:style style:name="T11" style:family="text">
      <style:text-properties fo:color="#c9211e" loext:opacity="100%" officeooo:rsid="00678e33"/>
    </style:style>
    <style:style style:name="T12" style:family="text">
      <style:text-properties fo:color="#c9211e" loext:opacity="100%" officeooo:rsid="0085a0de"/>
    </style:style>
    <style:style style:name="T13" style:family="text">
      <style:text-properties fo:color="#c9211e" loext:opacity="100%" fo:font-size="12pt" officeooo:rsid="00935c1d" style:font-size-asian="10.5pt" style:font-size-complex="12pt"/>
    </style:style>
    <style:style style:name="T14" style:family="text">
      <style:text-properties fo:color="#c9211e" loext:opacity="100%" fo:font-size="18pt" officeooo:rsid="002000f8" style:font-size-asian="18pt" style:font-size-complex="18pt"/>
    </style:style>
    <style:style style:name="T15" style:family="text">
      <style:text-properties fo:color="#c9211e" loext:opacity="100%" fo:font-size="18pt" officeooo:rsid="008c1622" style:font-size-asian="18pt" style:font-size-complex="18pt"/>
    </style:style>
    <style:style style:name="T16" style:family="text">
      <style:text-properties fo:color="#c9211e" loext:opacity="100%" fo:font-size="18pt" officeooo:rsid="0088c61c" style:font-size-asian="18pt" style:font-size-complex="18pt"/>
    </style:style>
    <style:style style:name="T17" style:family="text">
      <style:text-properties fo:color="#c9211e" loext:opacity="100%" fo:font-size="18pt" officeooo:rsid="005c106e" style:font-size-asian="18pt" style:font-size-complex="18pt"/>
    </style:style>
    <style:style style:name="T18" style:family="text">
      <style:text-properties fo:color="#c9211e" loext:opacity="100%" fo:font-size="18pt" officeooo:rsid="008d332e" style:font-size-asian="18pt" style:font-size-complex="18pt"/>
    </style:style>
    <style:style style:name="T19" style:family="text">
      <style:text-properties fo:color="#c9211e" loext:opacity="100%" fo:font-size="18pt" officeooo:rsid="00935c1d" style:font-size-asian="18pt" style:font-size-complex="18pt"/>
    </style:style>
    <style:style style:name="T20" style:family="text">
      <style:text-properties fo:color="#c9211e" loext:opacity="100%" officeooo:rsid="0090650e"/>
    </style:style>
    <style:style style:name="T21" style:family="text">
      <style:text-properties fo:color="#c9211e" loext:opacity="100%" officeooo:rsid="00935c1d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151f" style:font-weight-asian="bold" style:font-weight-complex="bold"/>
    </style:style>
    <style:style style:name="T25" style:family="text">
      <style:text-properties fo:font-weight="bold" officeooo:rsid="00217aa2" style:font-weight-asian="bold" style:font-weight-complex="bold"/>
    </style:style>
    <style:style style:name="T26" style:family="text">
      <style:text-properties fo:font-weight="bold" officeooo:rsid="0021fd58" style:font-weight-asian="bold" style:font-weight-complex="bold"/>
    </style:style>
    <style:style style:name="T27" style:family="text">
      <style:text-properties fo:font-weight="bold" officeooo:rsid="0024c10a" style:font-weight-asian="bold" style:font-weight-complex="bold"/>
    </style:style>
    <style:style style:name="T28" style:family="text">
      <style:text-properties fo:font-weight="bold" officeooo:rsid="002b436e" style:font-weight-asian="bold" style:font-weight-complex="bold"/>
    </style:style>
    <style:style style:name="T29" style:family="text">
      <style:text-properties fo:font-weight="bold" officeooo:rsid="002ced68" style:font-weight-asian="bold" style:font-weight-complex="bold"/>
    </style:style>
    <style:style style:name="T30" style:family="text">
      <style:text-properties fo:font-weight="bold" officeooo:rsid="0078dcd7" style:font-weight-asian="bold" style:font-weight-complex="bold"/>
    </style:style>
    <style:style style:name="T31" style:family="text">
      <style:text-properties fo:font-weight="bold" officeooo:rsid="00831bff" style:font-weight-asian="bold" style:font-weight-complex="bold"/>
    </style:style>
    <style:style style:name="T32" style:family="text">
      <style:text-properties fo:font-weight="bold" officeooo:rsid="0083c2f2" style:font-weight-asian="bold" style:font-weight-complex="bold"/>
    </style:style>
    <style:style style:name="T33" style:family="text">
      <style:text-properties officeooo:rsid="00217aa2"/>
    </style:style>
    <style:style style:name="T34" style:family="text">
      <style:text-properties officeooo:rsid="0021fd58"/>
    </style:style>
    <style:style style:name="T35" style:family="text">
      <style:text-properties fo:font-weight="normal" officeooo:rsid="00228933" style:font-weight-asian="normal" style:font-weight-complex="normal"/>
    </style:style>
    <style:style style:name="T36" style:family="text">
      <style:text-properties fo:font-weight="normal" officeooo:rsid="00234bf4" style:font-weight-asian="normal" style:font-weight-complex="normal"/>
    </style:style>
    <style:style style:name="T37" style:family="text">
      <style:text-properties fo:font-weight="normal" officeooo:rsid="0024c10a" style:font-weight-asian="normal" style:font-weight-complex="normal"/>
    </style:style>
    <style:style style:name="T38" style:family="text">
      <style:text-properties fo:font-weight="normal" officeooo:rsid="00275979" style:font-weight-asian="normal" style:font-weight-complex="normal"/>
    </style:style>
    <style:style style:name="T39" style:family="text">
      <style:text-properties fo:font-weight="normal" officeooo:rsid="00299ec3" style:font-weight-asian="normal" style:font-weight-complex="normal"/>
    </style:style>
    <style:style style:name="T40" style:family="text">
      <style:text-properties fo:font-weight="normal" officeooo:rsid="0030624e" style:font-weight-asian="normal" style:font-weight-complex="normal"/>
    </style:style>
    <style:style style:name="T41" style:family="text">
      <style:text-properties officeooo:rsid="002f6b97"/>
    </style:style>
    <style:style style:name="T42" style:family="text">
      <style:text-properties officeooo:rsid="00346d26"/>
    </style:style>
    <style:style style:name="T43" style:family="text">
      <style:text-properties fo:language="en" fo:country="US" fo:font-weight="normal" officeooo:rsid="00379211" style:font-weight-asian="normal" style:font-weight-complex="normal"/>
    </style:style>
    <style:style style:name="T44" style:family="text">
      <style:text-properties officeooo:rsid="003b8f53"/>
    </style:style>
    <style:style style:name="T45" style:family="text">
      <style:text-properties officeooo:rsid="003cebd3"/>
    </style:style>
    <style:style style:name="T46" style:family="text">
      <style:text-properties officeooo:rsid="00412633"/>
    </style:style>
    <style:style style:name="T47" style:family="text">
      <style:text-properties officeooo:rsid="0042c9fb"/>
    </style:style>
    <style:style style:name="T48" style:family="text">
      <style:text-properties officeooo:rsid="004cd42e"/>
    </style:style>
    <style:style style:name="T49" style:family="text">
      <style:text-properties officeooo:rsid="004e3466"/>
    </style:style>
    <style:style style:name="T50" style:family="text">
      <style:text-properties officeooo:rsid="0050244c"/>
    </style:style>
    <style:style style:name="T51" style:family="text">
      <style:text-properties officeooo:rsid="005c263b"/>
    </style:style>
    <style:style style:name="T52" style:family="text">
      <style:text-properties officeooo:rsid="005cd943"/>
    </style:style>
    <style:style style:name="T53" style:family="text">
      <style:text-properties officeooo:rsid="001b3c48"/>
    </style:style>
    <style:style style:name="T54" style:family="text">
      <style:text-properties officeooo:rsid="00615a2d"/>
    </style:style>
    <style:style style:name="T55" style:family="text">
      <style:text-properties officeooo:rsid="00678e33"/>
    </style:style>
    <style:style style:name="T56" style:family="text">
      <style:text-properties officeooo:rsid="006f6cb0"/>
    </style:style>
    <style:style style:name="T57" style:family="text">
      <style:text-properties officeooo:rsid="00780b4d"/>
    </style:style>
    <style:style style:name="T58" style:family="text">
      <style:text-properties officeooo:rsid="0078dc9d"/>
    </style:style>
    <style:style style:name="T59" style:family="text">
      <style:text-properties officeooo:rsid="0078dcd7"/>
    </style:style>
    <style:style style:name="T60" style:family="text">
      <style:text-properties officeooo:rsid="007f52eb"/>
    </style:style>
    <style:style style:name="T61" style:family="text">
      <style:text-properties officeooo:rsid="00805791"/>
    </style:style>
    <style:style style:name="T62" style:family="text">
      <style:text-properties officeooo:rsid="00814db0"/>
    </style:style>
    <style:style style:name="T63" style:family="text">
      <style:text-properties fo:color="#000000" loext:opacity="100%" style:font-name="Menlo-Regular" fo:font-size="11pt" fo:font-weight="normal" officeooo:rsid="00831bff" style:font-size-asian="11pt" style:font-weight-asian="normal" style:font-weight-complex="normal"/>
    </style:style>
    <style:style style:name="T64" style:family="text">
      <style:text-properties fo:color="#000000" loext:opacity="100%" style:font-name="Menlo-Regular" fo:font-size="11pt" style:font-size-asian="11pt"/>
    </style:style>
    <style:style style:name="T65" style:family="text">
      <style:text-properties fo:color="#000000" loext:opacity="100%" style:font-name="Menlo-Regular" fo:font-size="11pt" officeooo:rsid="008a293b" style:font-size-asian="11pt"/>
    </style:style>
    <style:style style:name="T66" style:family="text">
      <style:text-properties fo:color="#000000" loext:opacity="100%" fo:font-size="11pt" fo:font-weight="bold" officeooo:rsid="00831bff" style:font-size-asian="11pt" style:font-weight-asian="bold" style:font-weight-complex="bold"/>
    </style:style>
    <style:style style:name="T67" style:family="text">
      <style:text-properties fo:color="#000000" loext:opacity="100%" fo:font-size="11pt" fo:font-weight="bold" officeooo:rsid="0078dcd7" style:font-size-asian="11pt" style:font-weight-asian="bold" style:font-weight-complex="bold"/>
    </style:style>
    <style:style style:name="T68" style:family="text">
      <style:text-properties fo:color="#000000" loext:opacity="100%" fo:font-size="11pt" fo:font-weight="bold" officeooo:rsid="0083c2f2" style:font-size-asian="11pt" style:font-weight-asian="bold" style:font-weight-complex="bold"/>
    </style:style>
    <style:style style:name="T69" style:family="text">
      <style:text-properties fo:color="#000000" loext:opacity="100%" fo:font-size="11pt" officeooo:rsid="008a293b" style:font-size-asian="11pt"/>
    </style:style>
    <style:style style:name="T70" style:family="text">
      <style:text-properties fo:color="#000000" loext:opacity="100%" style:font-name="Menlo-Regular1" fo:font-size="11pt" style:font-size-asian="11pt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88c61c" style:font-size-asian="12pt" style:font-size-complex="12pt"/>
    </style:style>
    <style:style style:name="T73" style:family="text">
      <style:text-properties fo:font-size="12pt" officeooo:rsid="00935c1d" style:font-size-asian="10.5pt" style:font-size-complex="12pt"/>
    </style:style>
    <style:style style:name="T74" style:family="text">
      <style:text-properties fo:font-size="12pt" officeooo:rsid="009ed8ef" style:font-size-asian="10.5pt" style:font-size-complex="12pt"/>
    </style:style>
    <style:style style:name="T75" style:family="text">
      <style:text-properties officeooo:rsid="0088c61c"/>
    </style:style>
    <style:style style:name="T76" style:family="text">
      <style:text-properties officeooo:rsid="008ba630"/>
    </style:style>
    <style:style style:name="T77" style:family="text">
      <style:text-properties officeooo:rsid="008f0dd5"/>
    </style:style>
    <style:style style:name="T78" style:family="text">
      <style:text-properties style:use-window-font-color="true" loext:opacity="0%"/>
    </style:style>
    <style:style style:name="T79" style:family="text">
      <style:text-properties style:use-window-font-color="true" loext:opacity="0%" fo:font-size="12pt" officeooo:rsid="00935c1d" style:font-size-asian="10.5pt" style:font-size-complex="12pt"/>
    </style:style>
    <style:style style:name="T80" style:family="text">
      <style:text-properties officeooo:rsid="00997863"/>
    </style:style>
    <style:style style:name="T81" style:family="text">
      <style:text-properties officeooo:rsid="009b229f"/>
    </style:style>
    <style:style style:name="T82" style:family="text">
      <style:text-properties officeooo:rsid="009b7ce1"/>
    </style:style>
    <style:style style:name="T83" style:family="text">
      <style:text-properties style:text-underline-style="solid" style:text-underline-type="double" style:text-underline-width="auto" style:text-underline-color="font-color"/>
    </style:style>
    <style:style style:name="T84" style:family="text">
      <style:text-properties style:text-underline-style="solid" style:text-underline-type="double" style:text-underline-width="auto" style:text-underline-color="font-color" officeooo:rsid="009b7ce1"/>
    </style:style>
    <style:style style:name="T85" style:family="text">
      <style:text-properties style:text-underline-style="none" officeooo:rsid="009b7ce1"/>
    </style:style>
    <style:style style:name="T86" style:family="text">
      <style:text-properties officeooo:rsid="009d1f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../result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../../../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16.07.2022 – Cumartesi </text:h>
      <text:p text:style-name="P1"/>
      <text:p text:style-name="P2">1- <text:s/>Model Tunning / Model Dogrulama yapildi. (Udemy/Vahit/Bolum 10/ Ders 267)</text:p>
      <text:p text:style-name="P1"/>
      <text:list text:style-name="L1">
        <text:list-item>
          <text:p text:style-name="P46">Model Dogrulama = <text:s/>cros_val_score ile yapilir.</text:p>
        </text:list-item>
        <text:list-item>
          <text:p text:style-name="P46">Cv=10 <text:s/>veya cv= 5 secilir genelde.</text:p>
        </text:list-item>
        <text:list-item>
          <text:p text:style-name="P46">Test ve Train ic<text:span text:style-name="T3">i</text:span>nde uygulanir.</text:p>
        </text:list-item>
        <text:list-item>
          <text:p text:style-name="P46">Scoring = r2 veya neg_mean_squared_error (mse) ile yaplir</text:p>
        </text:list-item>
        <text:list-item>
          <text:p text:style-name="P46">np.sqrt ile sonunda mean() ile score ortalamasi gozukur</text:p>
        </text:list-item>
      </text:list>
      <text:p text:style-name="P1"/>
      <text:h text:style-name="P18" text:outline-level="1">1<text:span text:style-name="T1">7</text:span>.07.2022 – <text:span text:style-name="T1">Pazar</text:span></text:h>
      <text:p text:style-name="P5"/>
      <text:p text:style-name="P6">1- <text:s/><text:span text:style-name="T1">PCR (Temel Bilesen Regresyonu, Principal Component Reg.)</text:span></text:p>
      <text:p text:style-name="P6">(Udemy/Vahit/Bolum 10/ Ders 26<text:span text:style-name="T1">8-69-70</text:span>)</text:p>
      <text:list xml:id="list665778968" text:style-name="L2">
        <text:list-header>
          <text:p text:style-name="P56"/>
        </text:list-header>
        <text:list-item>
          <text:p text:style-name="P47">PCR Teori goruldu.</text:p>
        </text:list-item>
      </text:list>
      <text:p text:style-name="P3"><text:tab/><text:span text:style-name="T2">Cok Gozlemi az gozlem ile aciklamak islemi.(263 gozlem 19 gozlem ile ifade edildi)</text:span></text:p>
      <text:list xml:id="list3807114829161" text:continue-numbering="true" text:style-name="L2">
        <text:list-item>
          <text:p text:style-name="P47">PCR kodlari yazildi</text:p>
        </text:list-item>
        <text:list-item>
          <text:p text:style-name="P47">Hitters csv file yuklendi.</text:p>
        </text:list-item>
        <text:list-item>
          <text:p text:style-name="P47">Get dummies yapildi, dummy tuzaguna dusmemek icin <text:span text:style-name="T3">ana kolo</text:span><text:span text:style-name="T4">n</text:span><text:span text:style-name="T3">lar </text:span>drop yapildi</text:p>
        </text:list-item>
        <text:list-item>
          <text:p text:style-name="P47">Bagimsiz degiskenler olusturuldu. (concat islemi yapildi)</text:p>
        </text:list-item>
        <text:list-item>
          <text:p text:style-name="P47">Bagi<text:span text:style-name="T3">mli</text:span> degisken (salary) olustruldu</text:p>
        </text:list-item>
        <text:list-item>
          <text:p text:style-name="P47">X_train , y_train yapildi.</text:p>
        </text:list-item>
        <text:list-item>
          <text:p text:style-name="P47">X_reduced_train olusturudu = X_train scale edildi (olceklendirme yapildi)</text:p>
        </text:list-item>
        <text:list-item>
          <text:p text:style-name="P48">En onemli yer PCR icin LinearReg. Kuruldu</text:p>
          <text:p text:style-name="P48">lm = LinearRegression()</text:p>
          <text:p text:style-name="P48">pcr_model = lm.fit(X_reduced_train, y_train)</text:p>
        </text:list-item>
        <text:list-item>
          <text:p text:style-name="P48">PCR Tahmin Yapildi.</text:p>
        </text:list-item>
      </text:list>
      <text:p text:style-name="P4"/>
      <text:p text:style-name="P4"/>
      <text:h text:style-name="P19" text:outline-level="1"><text:span text:style-name="Source_20_Text"><text:span text:style-name="T6">1</text:span></text:span><text:span text:style-name="Source_20_Text"><text:span text:style-name="T8">0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7">Cuma</text:span></text:span></text:h>
      <text:h text:style-name="P24" text:outline-level="2"><text:span text:style-name="Source_20_Text"><text:span text:style-name="T33">1- Selenium Project Duzenlendi</text:span></text:span></text:h>
      <text:h text:style-name="Heading_20_2" text:outline-level="2"><text:span text:style-name="Source_20_Text"><text:span text:style-name="T34">2 </text:span></text:span><text:span text:style-name="Source_20_Text"><text:span text:style-name="T25">Flask Tutorial Part</text:span></text:span><text:span text:style-name="Source_20_Text"><text:span text:style-name="T26">2</text:span></text:span><text:span text:style-name="Source_20_Text"><text:span text:style-name="T25"> Bitti</text:span></text:span></text:h>
      <text:h text:style-name="Heading_20_2" text:outline-level="2"><text:span text:style-name="Source_20_Text">3 – Ne ogrendim</text:span></text:h>
      <text:h text:style-name="P31" text:outline-level="3"><text:span text:style-name="Source_20_Text"><text:span text:style-name="T41">3.1. </text:span></text:span><text:span text:style-name="Source_20_Text">inheritance</text:span></text:h>
      <text:list xml:id="list3456090261" text:style-name="L3">
        <text:list-item>
          <text:list>
            <text:list-header>
              <text:p text:style-name="P61"><text:span text:style-name="Source_20_Text"><text:span text:style-name="T39">layout.html parent template</text:span></text:span></text:p>
              <text:p text:style-name="P61"><text:span text:style-name="Source_20_Text"><text:span text:style-name="T39">home,about are children</text:span></text:span></text:p>
            </text:list-header>
          </text:list>
        </text:list-item>
      </text:list>
      <text:h text:style-name="Heading_20_3" text:outline-level="3"><text:soft-page-break/><text:span text:style-name="Source_20_Text"><text:span text:style-name="T41">3.2 </text:span></text:span><text:span text:style-name="Source_20_Text">Html </text:span></text:h>
      <text:list xml:id="list3806171852191" text:continue-numbering="true" text:style-name="L3">
        <text:list-item>
          <text:list>
            <text:list-item>
              <text:p text:style-name="P62"><text:span text:style-name="Source_20_Text"><text:span text:style-name="T35">sag tik view page source</text:span></text:span></text:p>
            </text:list-item>
            <text:list-item>
              <text:p text:style-name="P62"><text:span text:style-name="Source_20_Text"><text:span text:style-name="T35">sag tik inspection</text:span></text:span></text:p>
            </text:list-item>
            <text:list-item>
              <text:p text:style-name="P63"><text:span text:style-name="Source_20_Text"><text:span text:style-name="T36">dosya olusturmak &lt;!Doctype html&gt; &lt;html&gt;</text:span></text:span></text:p>
            </text:list-item>
            <text:list-item>
              <text:p text:style-name="P64"><text:span text:style-name="Source_20_Text"><text:span text:style-name="T27">{% for car in cars %}</text:span></text:span></text:p>
              <text:list>
                <text:list-header>
                  <text:p text:style-name="P64"><text:span text:style-name="Source_20_Text"><text:span text:style-name="T37">&lt;h1&gt; </text:span></text:span><text:span text:style-name="Source_20_Text"><text:span text:style-name="T27">{{ car.brand }}</text:span></text:span><text:span text:style-name="Source_20_Text"><text:span text:style-name="T37">&lt;/h1&gt;</text:span></text:span></text:p>
                </text:list-header>
              </text:list>
              <text:p text:style-name="P64"><text:span text:style-name="Source_20_Text"><text:span text:style-name="T27">{% endfor %}</text:span></text:span></text:p>
            </text:list-item>
            <text:list-item>
              <text:p text:style-name="P65"><text:span text:style-name="Source_20_Text"><text:span text:style-name="T28">{% if title%}&lt;</text:span></text:span><text:span text:style-name="Source_20_Text"><text:span text:style-name="T29">title</text:span></text:span><text:span text:style-name="Source_20_Text"><text:span text:style-name="T28">&gt; </text:span></text:span><text:span text:style-name="Source_20_Text"><text:span text:style-name="T29">Blog – {{ title }}</text:span></text:span><text:span text:style-name="Source_20_Text"><text:span text:style-name="T28">&lt;/</text:span></text:span><text:span text:style-name="Source_20_Text"><text:span text:style-name="T29">title</text:span></text:span><text:span text:style-name="Source_20_Text"><text:span text:style-name="T28">&gt;{% endif %}</text:span></text:span></text:p>
            </text:list-item>
            <text:list-item>
              <text:p text:style-name="P66"><text:span text:style-name="Source_20_Text"><text:span text:style-name="T38">Bootstrap nedir ? </text:span></text:span></text:p>
            </text:list-item>
            <text:list-item>
              <text:p text:style-name="P66"><text:span text:style-name="Source_20_Text"><text:span text:style-name="T38">CDN = Css and JavaScript using are all served from a CDN Content Delivery Network</text:span></text:span></text:p>
            </text:list-item>
            <text:list-item>
              <text:p text:style-name="P67"><text:span text:style-name="Source_20_Text"><text:span text:style-name="T39">margin = bosluk </text:span></text:span></text:p>
            </text:list-item>
            <text:list-item>
              <text:p text:style-name="P67"><text:span text:style-name="Source_20_Text"><text:span text:style-name="T39">&lt;!-</text:span></text:span><text:span text:style-name="Source_20_Text"><text:span text:style-name="T40">- Write your comment here –&gt;</text:span></text:span></text:p>
            </text:list-item>
            <text:list-item>
              <text:p text:style-name="P67"><text:span text:style-name="Source_20_Text"><text:span text:style-name="T39">&lt;li&gt;</text:span></text:span></text:p>
            </text:list-item>
            <text:list-item>
              <text:p text:style-name="P67"><text:span text:style-name="Source_20_Text"><text:span text:style-name="T39">&lt;ol&gt;</text:span></text:span></text:p>
            </text:list-item>
            <text:list-item>
              <text:p text:style-name="P67"><text:span text:style-name="Source_20_Text"><text:span text:style-name="T39">&lt;ul&gt;</text:span></text:span></text:p>
            </text:list-item>
            <text:list-item>
              <text:p text:style-name="P67"><text:span text:style-name="Source_20_Text"><text:span text:style-name="T39">&lt;span&gt;</text:span></text:span></text:p>
            </text:list-item>
            <text:list-item>
              <text:p text:style-name="P67"><text:span text:style-name="Source_20_Text"><text:span text:style-name="T39">&lt;a&gt;</text:span></text:span></text:p>
            </text:list-item>
            <text:list-item>
              <text:p text:style-name="P67"><text:span text:style-name="Source_20_Text"><text:span text:style-name="T39">&lt;div&gt;</text:span></text:span></text:p>
            </text:list-item>
            <text:list-item>
              <text:p text:style-name="P67"><text:span text:style-name="Source_20_Text"><text:span text:style-name="T39">&lt;small&gt;</text:span></text:span></text:p>
            </text:list-item>
          </text:list>
        </text:list-item>
      </text:list>
      <text:h text:style-name="Heading_20_3" text:outline-level="3"><text:span text:style-name="Source_20_Text"><text:span text:style-name="T41">3.3 </text:span></text:span><text:span text:style-name="Source_20_Text">Vscode</text:span></text:h>
      <text:list xml:id="list3807503320825" text:continue-numbering="true" text:style-name="L3">
        <text:list-item>
          <text:list>
            <text:list-item>
              <text:p text:style-name="P62"><text:span text:style-name="Source_20_Text"><text:span text:style-name="T35">cmd +/- buyult kucult</text:span></text:span></text:p>
            </text:list-item>
          </text:list>
        </text:list-item>
      </text:list>
      <text:h text:style-name="Heading_20_3" text:outline-level="3"><text:span text:style-name="Source_20_Text"><text:span text:style-name="T41">3.4 </text:span></text:span><text:span text:style-name="Source_20_Text">Libreoffice</text:span></text:h>
      <text:list xml:id="list3806445767613" text:continue-numbering="true" text:style-name="L3">
        <text:list-item>
          <text:list>
            <text:list-item>
              <text:p text:style-name="P67"><text:span text:style-name="Source_20_Text"><text:span text:style-name="T39">Bookmark, Hyperlink = once bookmark olustur sonra hyperlink ekle</text:span></text:span></text:p>
            </text:list-item>
            <text:list-item>
              <text:p text:style-name="P67"><text:span text:style-name="Source_20_Text"><text:span text:style-name="T39">Navigator, sola sabitlemek icin cmd+shift+F10</text:span></text:span></text:p>
            </text:list-item>
          </text:list>
        </text:list-item>
      </text:list>
      <text:p text:style-name="P7"><text:span text:style-name="Source_20_Text"><text:span text:style-name="T7"/></text:span></text:p>
      <text:h text:style-name="Heading_20_1" text:outline-level="1"><text:soft-page-break/><text:span text:style-name="Source_20_Text"><text:span text:style-name="T6">11.03.2023</text:span></text:span><text:span text:style-name="Source_20_Text"><text:span text:style-name="T5"> – </text:span></text:span><text:span text:style-name="Source_20_Text"><text:span text:style-name="T7">Cumartesi</text:span></text:span></text:h>
      <text:h text:style-name="P25" text:outline-level="2"><text:span text:style-name="T24">1- </text:span><text:span text:style-name="T25">Flask Tutorial Part3 Bitti - <text:s/>Forms and User</text:span></text:h>
      <text:h text:style-name="Heading_20_2" text:outline-level="2">2 – Ne ogrendim</text:h>
      <text:h text:style-name="P32" text:outline-level="3">2.1 Flask <text:span text:style-name="T44"><text:s/>flash, redirect</text:span></text:h>
      <text:list xml:id="list156771978" text:style-name="L4">
        <text:list-item>
          <text:p text:style-name="P68">Flask flash , <text:span text:style-name="T42">Flask redicrect </text:span><text:span text:style-name="T48">eklendi</text:span></text:p>
        </text:list-item>
      </text:list>
      <text:p text:style-name="P9">@app.route("/register", methods=['GET', 'POST'])</text:p>
      <text:p text:style-name="P9">def register():</text:p>
      <text:p text:style-name="P9"><text:tab/>form = RegistrationForm()</text:p>
      <text:p text:style-name="P9"><text:tab/>if form.validate_on_submit():</text:p>
      <text:p text:style-name="P9"><text:tab/><text:tab/><text:span text:style-name="T23">flash</text:span>(f'Account created for {form.username.data}!', 'success')</text:p>
      <text:p text:style-name="P9"><text:tab/><text:tab/>return <text:span text:style-name="T23">redirect</text:span>(url_for('home'))</text:p>
      <text:p text:style-name="P9"><text:tab/>return render_template('register.html', title='Register', form=form)</text:p>
      <text:h text:style-name="P33" text:outline-level="3">2.<text:span text:style-name="T49">2</text:span> Flask <text:span text:style-name="T44">WTF</text:span></text:h>
      <text:list xml:id="list3807282555202" text:continue-numbering="true" text:style-name="L4">
        <text:list-item>
          <text:p text:style-name="P69">WTF = WTF stands for WT Forms which is intended to provide the interactive user interface for the user. The WTF is a built-in module of the flask which provides an alternative way of designing forms in the flask web applications.</text:p>
        </text:list-item>
      </text:list>
      <text:h text:style-name="P34" text:outline-level="3">2.<text:span text:style-name="T49">3</text:span> SQL Alchemy – ORM - <text:s/><text:span text:style-name="T43">Object Relational Mapper</text:span></text:h>
      <text:p text:style-name="P10">An ORM, or Object Relational Mapper, is <text:span text:style-name="T22">a piece of software designed to translate between the data representations used by databases and those used in object-oriented programming</text:span>.</text:p>
      <text:h text:style-name="Heading_20_2" text:outline-level="2"><text:span text:style-name="T50">3 –</text:span> Part4 <text:span text:style-name="T56">SQLALCHEMY</text:span></text:h>
      <text:list xml:id="list1000213064" text:style-name="L5">
        <text:list-item>
          <text:p text:style-name="P70">Pip install flask-<text:span text:style-name="T45">sql</text:span>alchemy</text:p>
          <text:list>
            <text:list-item>
              <text:list>
                <text:list-item>
                  <text:h text:style-name="P35" text:outline-level="3">flaskblog.py icinde</text:h>
                </text:list-item>
              </text:list>
            </text:list-item>
          </text:list>
        </text:list-item>
      </text:list>
      <text:p text:style-name="P12">from flask_sqlalchemy import SQLAlchemy </text:p>
      <text:p text:style-name="P13">app.config['SQLALCHEMY_DATABASE_URI'] = 'sqlite:///site.db'</text:p>
      <text:p text:style-name="P13">db = SQLAlchemy(app)</text:p>
      <text:p text:style-name="P13">class User(db.Model): , class Post(db.Model):</text:p>
      <text:list text:style-name="L6">
        <text:list-item>
          <text:list>
            <text:list-item>
              <text:list>
                <text:list-item>
                  <text:h text:style-name="P36" text:outline-level="3">Create Database</text:h>
                </text:list-item>
              </text:list>
            </text:list-item>
          </text:list>
        </text:list-item>
      </text:list>
      <text:list xml:id="list3807787317879" text:continue-list="list1000213064" text:style-name="L5">
        <text:list-item>
          <text:list>
            <text:list-item>
              <text:p text:style-name="P70">Terminal kendi dosya icinde = python3</text:p>
            </text:list-item>
            <text:list-item>
              <text:p text:style-name="P70">from ProjectName import db, app</text:p>
            </text:list-item>
            <text:list-item>
              <text:p text:style-name="P70">app.app_context().push()</text:p>
            </text:list-item>
            <text:list-item>
              <text:p text:style-name="P70"><text:soft-page-break/>db.create_all()</text:p>
              <text:p text:style-name="P83">veya</text:p>
            </text:list-item>
            <text:list-item>
              <text:p text:style-name="P72">flask shell </text:p>
            </text:list-item>
            <text:list-item>
              <text:p text:style-name="P71">db.create_all()</text:p>
              <text:list>
                <text:list-item>
                  <text:h text:style-name="P35" text:outline-level="3">Create Classes </text:h>
                </text:list-item>
              </text:list>
            </text:list-item>
            <text:list-item>
              <text:p text:style-name="P73">user_1 , user_2 olus<text:span text:style-name="T46">turuldu</text:span></text:p>
            </text:list-item>
            <text:list-item>
              <text:p text:style-name="P74">user_1 = User(username= ‘Abd’, email=’’ ……)</text:p>
            </text:list-item>
            <text:list-item>
              <text:p text:style-name="P77">post_1, post2 olusturuldu</text:p>
            </text:list-item>
            <text:list-item>
              <text:p text:style-name="P77">post_1 = Post(title=’Blog 1’, content=’First Blog Content’. …….)</text:p>
              <text:list>
                <text:list-item>
                  <text:h text:style-name="P35" text:outline-level="3">Add Classes to Database</text:h>
                </text:list-item>
              </text:list>
            </text:list-item>
          </text:list>
        </text:list-item>
        <text:list-item>
          <text:p text:style-name="P75">db.session.add(user_1)</text:p>
        </text:list-item>
        <text:list-item>
          <text:p text:style-name="P76">db.session.add(user_<text:span text:style-name="T47">2</text:span>)</text:p>
        </text:list-item>
        <text:list-item>
          <text:p text:style-name="P78">db.<text:span text:style-name="T46">session .</text:span>commit()</text:p>
          <text:list>
            <text:list-item>
              <text:list>
                <text:list-item>
                  <text:h text:style-name="P35" text:outline-level="3">QUERIES</text:h>
                </text:list-item>
              </text:list>
            </text:list-item>
            <text:list-item>
              <text:p text:style-name="P79">User.query.all( )</text:p>
            </text:list-item>
            <text:list-item>
              <text:p text:style-name="P79">User.query.first( )</text:p>
            </text:list-item>
            <text:list-item>
              <text:p text:style-name="P81">User.query.filter_by(username = ‘Abd’).all()</text:p>
            </text:list-item>
            <text:list-item>
              <text:p text:style-name="P81">User.query.filter_by(username = ‘Abd’).first()</text:p>
            </text:list-item>
            <text:list-item>
              <text:p text:style-name="P80">user_2.id</text:p>
            </text:list-item>
            <text:list-item>
              <text:p text:style-name="P82">user_2.email</text:p>
            </text:list-item>
          </text:list>
        </text:list-item>
      </text:list>
      <text:p text:style-name="P11"/>
      <text:h text:style-name="P26" text:outline-level="2">4 – Part 5 Package Structure</text:h>
      <text:list text:style-name="L7">
        <text:list-item>
          <text:p text:style-name="P45">Kill Port 500</text:p>
          <text:list>
            <text:list-item>
              <text:p text:style-name="P45">sudo lsof -i :PortNumber</text:p>
            </text:list-item>
            <text:list-item>
              <text:p text:style-name="P45">kill -9 PID</text:p>
            </text:list-item>
          </text:list>
        </text:list-item>
      </text:list>
      <text:h text:style-name="P20" text:outline-level="1"><text:soft-page-break/><text:span text:style-name="Source_20_Text"><text:span text:style-name="T6">1</text:span></text:span><text:span text:style-name="Source_20_Text"><text:span text:style-name="T9">2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9">Pazar</text:span></text:span></text:h>
      <text:h text:style-name="P27" text:outline-level="2">1 -Part 6</text:h>
      <text:h text:style-name="Heading_20_3" text:outline-level="3"><text:span text:style-name="T52">1.1 - </text:span><text:span text:style-name="T51">Bcrypt</text:span> <text:s/></text:h>
      <text:p text:style-name="P8"/>
      <text:list text:style-name="L8">
        <text:list-item>
          <text:p text:style-name="P53">Pip insatll <text:s/><text:span text:style-name="T53">flask_bcrypt</text:span></text:p>
        </text:list-item>
        <text:list-item>
          <text:p text:style-name="P54">from flask_bcrypt import Bcrypt</text:p>
        </text:list-item>
        <text:list-item>
          <text:p text:style-name="P55">bcrypt = Bcrypt()</text:p>
        </text:list-item>
        <text:list-item>
          <text:p text:style-name="P55">bcrypt.generate_password_hash('testing')</text:p>
          <text:p text:style-name="P49"><text:span text:style-name="T54">==&gt; </text:span>b'$2b$12$zmmXSN9TcHX9UwISHqsBm.5nsTsZAxNVuZCjzmPC/dbmV5o0zlT/q'</text:p>
          <text:list>
            <text:list-header>
              <text:p text:style-name="P50">b is here byte , <text:span text:style-name="T10">if you want string add decode</text:span></text:p>
            </text:list-header>
          </text:list>
        </text:list-item>
        <text:list-item>
          <text:p text:style-name="P55">bcrypt.generate_password_hash('testing').decode('utf-8')</text:p>
          <text:p text:style-name="P49"><text:span text:style-name="T54">==&gt; </text:span>'$2b$12$IQLTm58zr8lZDuRWnMXV2Os9lx6OeuPKV97xc8KDdJEwR/SzfL1fG'</text:p>
        </text:list-item>
        <text:list-item>
          <text:p text:style-name="P51">&gt;&gt;&gt; hashed_psw = bcrypt.generate_password_hash('<text:span text:style-name="T5">testing</text:span>').decode('utf-8')</text:p>
        </text:list-item>
        <text:list-item>
          <text:p text:style-name="P51">&gt;&gt;&gt; bcrypt.check_password_hash(hashed_psw, '<text:span text:style-name="T5">testing</text:span>')</text:p>
          <text:p text:style-name="P51">&gt;&gt;&gt; True</text:p>
        </text:list-item>
        <text:list-item>
          <text:p text:style-name="P52">&gt;&gt;&gt; bcrypt.check_password_hash(hashed_psw, '<text:span text:style-name="T11">test01</text:span>')</text:p>
          <text:p text:style-name="P52">&gt;&gt;&gt; <text:span text:style-name="T55">False</text:span></text:p>
        </text:list-item>
      </text:list>
      <text:h text:style-name="P37" text:outline-level="3">1.2 – routes.py icindeki degisikler</text:h>
      <text:p text:style-name="P14">@app.route("/register", methods=['GET', 'POST'])</text:p>
      <text:p text:style-name="P14">def register():</text:p>
      <text:p text:style-name="P14"><text:s text:c="4"/>form = RegistrationForm()</text:p>
      <text:p text:style-name="P14"><text:s text:c="4"/>if form.validate_on_submit():</text:p>
      <text:p text:style-name="P14"><text:s text:c="8"/>hashed_psw = bcrypt.generate_password_hash(form.password.data).decode('utf-8')</text:p>
      <text:p text:style-name="P14"><text:s text:c="8"/>user = User(username=form.username.data, email=form.email.data, password=hashed_psw)</text:p>
      <text:p text:style-name="P14"><text:s text:c="8"/>db.session.add(user)</text:p>
      <text:p text:style-name="P14"><text:s text:c="8"/>db.session.commit()</text:p>
      <text:p text:style-name="P14"><text:s text:c="8"/>flash(f'Your Account is created! You can log in.', 'success')</text:p>
      <text:p text:style-name="P14"><text:s text:c="8"/>return redirect(url_for('login'))</text:p>
      <text:p text:style-name="P14"><text:s text:c="4"/>return render_template('register.html', title='Register', form=form)</text:p>
      <text:h text:style-name="Heading_20_3" text:outline-level="3">1.3 – forms.oy icinde degisikler</text:h>
      <text:p text:style-name="P15"><text:s text:c="4"/>submit = SubmitField('Sign Up')</text:p>
      <text:p text:style-name="P15"/>
      <text:p text:style-name="P15"><text:s text:c="4"/>def validate_username(self, username):</text:p>
      <text:p text:style-name="P15"><text:s text:c="8"/>user = User.query.filter_by(username=username.data).first()</text:p>
      <text:p text:style-name="P15"><text:s text:c="8"/>if user:</text:p>
      <text:p text:style-name="P15"><text:soft-page-break/><text:s text:c="12"/>raise ValidationError('That username is taken. Please choose a different one.')</text:p>
      <text:p text:style-name="P15"/>
      <text:p text:style-name="P15"><text:s text:c="4"/>def validate_email(self, email):</text:p>
      <text:p text:style-name="P15"><text:s text:c="8"/>user = User.query.filter_by(email=email.data).first()</text:p>
      <text:p text:style-name="P15"><text:s text:c="8"/>if user:</text:p>
      <text:p text:style-name="P15"><text:s text:c="12"/>raise ValidationError('That email is taken. Please choose a different one.')</text:p>
      <text:h text:style-name="P38" text:outline-level="3">1.4 - pip install flask-login</text:h>
      <text:p text:style-name="P17"/>
      <text:h text:style-name="Heading_20_2" text:outline-level="2"><text:bookmark text:name="f4b1"/><text:span text:style-name="T57">2 - </text:span>Automate Your Python Scripts</text:h>
      <text:p text:style-name="Text_20_body"><text:span text:style-name="T75">Y1 - </text:span><text:a xlink:type="simple" xlink:href="https://towardsdatascience.com/how-to-easily-automate-your-python-scripts-on-mac-and-windows-459388c9cc94" text:style-name="Internet_20_link" text:visited-style-name="Visited_20_Internet_20_Link">https://towardsdatascience.com/how-to-easily-automate-your-python-scripts-on-mac-and-windows-459388c9cc94</text:a></text:p>
      <text:h text:style-name="P21" text:outline-level="1"><text:span text:style-name="Source_20_Text"><text:span text:style-name="T14">1</text:span></text:span><text:span text:style-name="Source_20_Text"><text:span text:style-name="T15">3</text:span></text:span><text:span text:style-name="Source_20_Text"><text:span text:style-name="T14">.03.2023</text:span></text:span><text:span text:style-name="Source_20_Text"><text:span text:style-name="T16"> – </text:span></text:span><text:span text:style-name="Source_20_Text"><text:span text:style-name="T17">Pazar</text:span></text:span><text:span text:style-name="Source_20_Text"><text:span text:style-name="T15">tesi</text:span></text:span></text:h>
      <text:h text:style-name="Heading_20_2" text:outline-level="2"><text:span text:style-name="T72">Y2 - </text:span><text:span text:style-name="T71">How to Schedule a Python Script with a Cron Job</text:span></text:h>
      <text:p text:style-name="Text_20_body"><text:span text:style-name="T75"><text:tab/>Y2 <text:s/>- </text:span><text:a xlink:type="simple" xlink:href="https://www.youtube.com/watch?v=EgrpfvBc7ks" text:style-name="Internet_20_link" text:visited-style-name="Visited_20_Internet_20_Link">https://www.youtube.com/watch?v=EgrpfvBc7ks</text:a></text:p>
      <text:p text:style-name="P92"><text:span text:style-name="T76">Y3 -S</text:span>chedule Python scripts with crontab / Automated script execution and DataBase Updat<text:span text:style-name="T76">e</text:span></text:p>
      <text:p text:style-name="Text_20_body"><text:span text:style-name="T76">Y3 - </text:span><text:a xlink:type="simple" xlink:href="https://www.youtube.com/watch?v=uEn1uZtPMzw" text:style-name="Internet_20_link" text:visited-style-name="Visited_20_Internet_20_Link">https://www.youtube.com/watch?v=uEn1uZtPMzw</text:a></text:p>
      <text:p text:style-name="Text_20_body"/>
      <text:p text:style-name="Text_20_body"/>
      <text:p text:style-name="Text_20_body"><text:bookmark text:name="3a5d"/>Use crontab and the task scheduler to automate your scripts and save time</text:p>
      <text:h text:style-name="Heading_20_3" text:outline-level="3"><text:span text:style-name="T57">2.1 - </text:span><text:span text:style-name="Source_20_Text">pip install pyinstaller</text:span></text:h>
      <text:h text:style-name="Heading_20_3" text:outline-level="3"><text:span text:style-name="Source_20_Text"><text:span text:style-name="T57">2.2. </text:span></text:span><text:span text:style-name="Source_20_Text">Go to folder </text:span><text:span text:style-name="Source_20_Text"><text:span text:style-name="T58">path</text:span></text:span></text:h>
      <text:h text:style-name="Heading_20_3" text:outline-level="3"><text:span text:style-name="Source_20_Text"><text:span text:style-name="T57">2.3. Terminal = </text:span></text:span><text:span text:style-name="Source_20_Text">pyinstaller --onefile example.py</text:span></text:h>
      <text:p text:style-name="P16"><text:span text:style-name="Source_20_Text"><text:span text:style-name="T57">If you have problem </text:span></text:span></text:p>
      <text:p text:style-name="Preformatted_20_Text"><text:span text:style-name="Source_20_Text">pyinstaller --onefile example.py --hidden-import name_of_module</text:span></text:p>
      <text:h text:style-name="P39" text:outline-level="3"><text:span text:style-name="Source_20_Text"><text:span text:style-name="T59">2.4 Terminal : crontab -e </text:span></text:span><text:span text:style-name="Source_20_Text"><text:span text:style-name="T62">(edit crontab)</text:span></text:span></text:h>
      <text:list text:style-name="L9">
        <text:list-item>
          <text:p text:style-name="P88"><text:span text:style-name="Source_20_Text"><text:span text:style-name="T30">press i </text:span></text:span></text:p>
        </text:list-item>
        <text:list-item>
          <text:p text:style-name="P89"><text:span text:style-name="Source_20_Text"><text:span text:style-name="T30">write cron <text:s/>30 22 * * * </text:span></text:span></text:p>
        </text:list-item>
        <text:list-item>
          <text:p text:style-name="P89"><text:span text:style-name="Source_20_Text"><text:span text:style-name="T32">Write </text:span></text:span><text:span text:style-name="Source_20_Text"><text:span text:style-name="T31">python path : <text:tab/><text:tab/><text:tab/> <text:s text:c="3"/></text:span></text:span><text:span text:style-name="Source_20_Text"><text:span text:style-name="T63">/Users/macbook/miniconda3/bin/python3</text:span></text:span></text:p>
        </text:list-item>
        <text:list-item>
          <text:p text:style-name="P90"><text:soft-page-break/><text:span text:style-name="Source_20_Text"><text:span text:style-name="T67">write </text:span></text:span><text:span text:style-name="Source_20_Text"><text:span text:style-name="T68">python </text:span></text:span><text:span text:style-name="Source_20_Text"><text:span text:style-name="T66">file path : </text:span></text:span><text:span text:style-name="Source_20_Text"><text:span text:style-name="T63">/Users/macbook/Desktop/projects/Github_Repositories/Trainings/web_scpraing_portfolio_deneme/main_scrp.py</text:span></text:span></text:p>
        </text:list-item>
        <text:list-item>
          <text:p text:style-name="P90"><text:span text:style-name="Source_20_Text"><text:span text:style-name="T68">sonuc = <text:s text:c="58"/></text:span></text:span><text:span text:style-name="Source_20_Text"><text:span text:style-name="T67">30 22 * * * <text:s/></text:span></text:span><text:span text:style-name="Source_20_Text"><text:span text:style-name="T63">/Users/macbook/miniconda3/bin/python3 <text:s/>/Users/macbook/Desktop/projects/Github_Repositories/Trainings/web_scpraing_portfolio_deneme/main_scrp.py</text:span></text:span></text:p>
        </text:list-item>
        <text:list-item>
          <text:p text:style-name="P88"><text:span text:style-name="Source_20_Text"><text:span text:style-name="T30">press ESC</text:span></text:span></text:p>
        </text:list-item>
        <text:list-item>
          <text:p text:style-name="P88"><text:span text:style-name="Source_20_Text"><text:span text:style-name="T30">type : </text:span></text:span></text:p>
        </text:list-item>
        <text:list-item>
          <text:p text:style-name="P88"><text:span text:style-name="Source_20_Text"><text:span text:style-name="T30">write wq</text:span></text:span></text:p>
        </text:list-item>
        <text:list-item>
          <text:p text:style-name="P88"><text:span text:style-name="Source_20_Text"><text:span text:style-name="T30">press Enter </text:span></text:span></text:p>
        </text:list-item>
      </text:list>
      <text:h text:style-name="P40" text:outline-level="3"><text:span text:style-name="Source_20_Text"><text:span text:style-name="T60">2.5. crontab -l (</text:span></text:span><text:span text:style-name="Source_20_Text"><text:span text:style-name="T61">list of </text:span></text:span><text:span text:style-name="Source_20_Text"><text:span text:style-name="T60"><text:s/>crontabs)</text:span></text:span></text:h>
      <text:h text:style-name="Heading_20_3" text:outline-level="3"><text:span text:style-name="Source_20_Text">2.6. crontab -r (remove all crontabs)</text:span></text:h>
      <text:p text:style-name="P58"><text:span text:style-name="Source_20_Text"><text:span text:style-name="T69">Date text file yazilir</text:span></text:span></text:p>
      <text:p text:style-name="P57"><text:span text:style-name="Source_20_Text"><text:span text:style-name="T64">* * * * * <text:s/>Date <text:s/>&gt;&gt; /Users/macbook/text.txt</text:span></text:span></text:p>
      <text:p text:style-name="P59"><text:span text:style-name="Source_20_Text"><text:span text:style-name="T65">python ciktisi output.txt ye yazilir</text:span></text:span></text:p>
      <text:p text:style-name="Standard"><text:span text:style-name="T70">* * * * * cd Desktop &amp;&amp; /usr/bin/python Testfile.py &gt;&gt; output.txt</text:span></text:p>
      <text:h text:style-name="P41" text:outline-level="3"><text:span text:style-name="Source_20_Text"><text:span text:style-name="T12">2.7 Guvenlik ayarlari :</text:span></text:span></text:h>
      <text:list text:style-name="L10">
        <text:list-item>
          <text:p text:style-name="P91"><text:span text:style-name="Source_20_Text"><text:span text:style-name="T12">Go to System Preference-&gt;Security and Privacy.</text:span></text:span></text:p>
        </text:list-item>
        <text:list-item>
          <text:p text:style-name="P91"><text:span text:style-name="Source_20_Text"><text:span text:style-name="T12">On the left side click on Full Disk Access </text:span></text:span></text:p>
        </text:list-item>
        <text:list-item>
          <text:p text:style-name="P91"><text:span text:style-name="Source_20_Text"><text:span text:style-name="T12">Right side Click Terminal</text:span></text:span></text:p>
        </text:list-item>
      </text:list>
      <text:p text:style-name="Text_20_body"/>
      <text:h text:style-name="P22" text:outline-level="1"><text:span text:style-name="Source_20_Text"><text:span text:style-name="T14">1</text:span></text:span><text:span text:style-name="Source_20_Text"><text:span text:style-name="T18">4</text:span></text:span><text:span text:style-name="Source_20_Text"><text:span text:style-name="T14">.03.2023</text:span></text:span><text:span text:style-name="Source_20_Text"><text:span text:style-name="T16"> – </text:span></text:span><text:span text:style-name="Source_20_Text"><text:span text:style-name="T18">Sali</text:span></text:span></text:h>
      <text:h text:style-name="P28" text:outline-level="2"><text:span text:style-name="Source_20_Text"><text:span text:style-name="T77">SQL - </text:span></text:span></text:h>
      <text:p text:style-name="P95">Medium - SQL</text:p>
      <text:p text:style-name="P93">-- <text:a xlink:type="simple" xlink:href="https://mehmetali-kaya.medium.com/sql-i̇le-window-functions-over-ve-partition-by-eafe43a9162e" text:style-name="Internet_20_link" text:visited-style-name="Visited_20_Internet_20_Link">https://mehmetali-kaya.medium.com/sql-i%CC%87le-window-functions-over-ve-partition-by-eafe43a9162e</text:a></text:p>
      <text:p text:style-name="P93"/>
      <text:p text:style-name="P84">-- PARTITION BY</text:p>
      <text:p text:style-name="P85">-- LAG() OVER() </text:p>
      <text:p text:style-name="P85">-- LEAD() OVER() </text:p>
      <text:p text:style-name="P87">-- <text:s/>REPLACE ,</text:p>
      <text:p text:style-name="P87"><text:s/>– REGEXP_REPLACE ,</text:p>
      <text:p text:style-name="P87">– <text:s/>TRANSLATE</text:p>
      <text:p text:style-name="P94"/>
      <text:h text:style-name="P42" text:outline-level="3">-- PARTITION BY</text:h>
      <text:p text:style-name="P96">-- [Fonksiyon()] OVER (PARTITION BY [Gruplanacak İfade] ORDER BY [Sıralanacak İfade] DESC)</text:p>
      <text:p text:style-name="P93"><text:span text:style-name="T78">Select ac</text:span>count_id,</text:p>
      <text:p text:style-name="P93"><text:tab/> <text:s text:c="2"/>Min(total) OVER(Partition By account_id Order By account_id ) as min_total,</text:p>
      <text:p text:style-name="P93"><text:tab/> <text:s text:c="2"/>Max(total) OVER(Partition By account_id Order By account_id ) as mx_total</text:p>
      <text:p text:style-name="P93">From orders</text:p>
      <text:h text:style-name="P44" text:outline-level="3">-- LAG() OVER()</text:h>
      <text:h text:style-name="P44" text:outline-level="3">-- LEAD() OVER() </text:h>
      <text:p text:style-name="P93"><text:span text:style-name="T5">-- LAG() OVER() &gt;&gt; </text:span>Bir onceki degeri gosterir</text:p>
      <text:p text:style-name="P93"><text:span text:style-name="T5">-- LEAD() OVER() &gt;&gt;</text:span> Bir sonraki degeri gosterir</text:p>
      <text:p text:style-name="P93"><text:soft-page-break/><text:span text:style-name="T5">-- LEAD(column, 2) OVER() &gt;&gt; </text:span>IKI sonraki degeri gosterir</text:p>
      <text:p text:style-name="P94"><text:span text:style-name="T5">-- LEAD(column, 2, </text:span><text:span text:style-name="T20">‘0‘</text:span><text:span text:style-name="T5">) OVER() &gt;&gt; </text:span>IKI sonraki degeri gosterir, Null deger yerine 0 dondurur.</text:p>
      <text:p text:style-name="P93">select id, name,</text:p>
      <text:p text:style-name="P93"><text:tab/><text:tab/>Lead(name) Over(Order by id) bir_sonraki_value</text:p>
      <text:p text:style-name="P93">from region</text:p>
      <text:h text:style-name="P43" text:outline-level="3">-- REPLACE</text:h>
      <text:p text:style-name="P99"><text:a xlink:type="simple" xlink:href="https://www.postgresqltutorial.com/postgresql-string-functions/postgresql-replace/" text:style-name="Internet_20_link" text:visited-style-name="Visited_20_Internet_20_Link">https://www.postgresqltutorial.com/postgresql-string-functions/postgresql-replace/</text:a></text:p>
      <text:p text:style-name="P98">select replace(replace(replace(lower(t1.job_title), ' (m/w/d)', ''), ' (all genders)', ''), ' (w/m/d)', ''), count(*)</text:p>
      <text:h text:style-name="P43" text:outline-level="3">-- REGEXP_REPLACE </text:h>
      <text:p text:style-name="P98">SELECT</text:p>
      <text:p text:style-name="P98"><text:tab/>regexp_replace(</text:p>
      <text:p text:style-name="P98"><text:tab/><text:tab/>'Bar sheepbar bar bars barsheep',</text:p>
      <text:p text:style-name="P98"><text:tab/><text:tab/>'bar',</text:p>
      <text:p text:style-name="P98"><text:tab/><text:tab/>'foo',</text:p>
      <text:p text:style-name="P98"><text:tab/><text:tab/>'g'</text:p>
      <text:p text:style-name="P98"><text:tab/>); <text:s text:c="2"/>-- <text:s/>Bar sheepfoo foo foos foosheep</text:p>
      <text:h text:style-name="P43" text:outline-level="3">-- TRANSLATE</text:h>
      <text:p text:style-name="P98">SELECT</text:p>
      <text:p text:style-name="P98"><text:tab/>TRANSLATE (</text:p>
      <text:p text:style-name="P98"><text:tab/><text:tab/>'LA BE VU XI',</text:p>
      <text:p text:style-name="P98"><text:tab/><text:tab/>'AEUI',</text:p>
      <text:p text:style-name="P98"><text:tab/><text:tab/>'OOOO'</text:p>
      <text:p text:style-name="P98"><text:tab/>); -- LO BO VO XO</text:p>
      <text:p text:style-name="P86">REPLACE(column,old_text,new_text)</text:p>
      <text:p text:style-name="P86"/>
      <text:p text:style-name="P86">REGEXP_REPLACE(source, pattern, new_text [,flags])</text:p>
      <text:p text:style-name="P86">flags = i ==&gt; means case-insensitive matching or ignore </text:p>
      <text:p text:style-name="P86">flags = g ==&gt; global, case sensitive </text:p>
      <text:p text:style-name="P86"/>
      <text:p text:style-name="P86">TRANSLATE(source, set, new_set);</text:p>
      <text:p text:style-name="Text_20_body"><text:soft-page-break/></text:p>
      <text:h text:style-name="P23" text:outline-level="1"><text:span text:style-name="Source_20_Text"><text:span text:style-name="T14">1</text:span></text:span><text:span text:style-name="Source_20_Text"><text:span text:style-name="T19">5</text:span></text:span><text:span text:style-name="Source_20_Text"><text:span text:style-name="T14">.03.2023</text:span></text:span><text:span text:style-name="Source_20_Text"><text:span text:style-name="T16"> – </text:span></text:span><text:span text:style-name="Source_20_Text"><text:span text:style-name="T19">Carsamba</text:span></text:span></text:h>
      <text:h text:style-name="P29" text:outline-level="2"><text:span text:style-name="Source_20_Text"><text:span text:style-name="T80">1. SFTP – Secure File Transfer Protocol</text:span></text:span></text:h>
      <text:p text:style-name="Text_20_body"><text:span text:style-name="Source_20_Text"><text:span text:style-name="T80">W1. </text:span></text:span><text:span text:style-name="Source_20_Text">Secure File Transfer Protocol (SFTP) support for Azure Blob Storage</text:span></text:p>
      <text:p text:style-name="Text_20_body"><text:span text:style-name="Source_20_Text"><text:span text:style-name="T80">w1. </text:span></text:span><text:a xlink:type="simple" xlink:href="https://www.mssqltips.com/sqlservertip/7476/secure-ftp-for-azure-blob-storage/" text:style-name="Internet_20_link" text:visited-style-name="Visited_20_Internet_20_Link"><text:span text:style-name="Source_20_Text">https://www.mssqltips.com/sqlservertip/7476/secure-ftp-for-azure-blob-storage/</text:span></text:a></text:p>
      <text:p text:style-name="Text_20_body"><text:span text:style-name="Source_20_Text"/></text:p>
      <text:list text:style-name="L12">
        <text:list-item>
          <text:p text:style-name="P100"><text:span text:style-name="Source_20_Text">pip install pycryptodome</text:span></text:p>
        </text:list-item>
        <text:list-item>
          <text:p text:style-name="P101"><text:span text:style-name="Source_20_Text"><text:span text:style-name="T81">go to </text:span></text:span><text:span text:style-name="Source_20_Text"><text:span text:style-name="T82">above </text:span></text:span><text:span text:style-name="Source_20_Text"><text:span text:style-name="T81">File for Codes</text:span></text:span></text:p>
        </text:list-item>
        <text:list-item>
          <text:p text:style-name="P60"><text:span text:style-name="Source_20_Text"><text:span text:style-name="T64">/Users/macbook/Desktop/projects/Github_Repositories/Trainings/pycrypto_project</text:span></text:span></text:p>
          <text:p text:style-name="P102"><text:span text:style-name="Source_20_Text"/></text:p>
        </text:list-item>
      </text:list>
      <text:h text:style-name="P30" text:outline-level="2"><text:span text:style-name="Source_20_Text"><text:span text:style-name="T86">2</text:span></text:span><text:span text:style-name="Source_20_Text"><text:span text:style-name="T80">.</text:span></text:span><text:span text:style-name="Source_20_Text"><text:span text:style-name="T86">SQL – drop duplicate</text:span></text:span></text:h>
      <text:h text:style-name="Heading_20_3" text:outline-level="3"><text:span text:style-name="Source_20_Text"><text:span text:style-name="T13">----- 0</text:span></text:span><text:span text:style-name="Source_20_Text"><text:span text:style-name="T74">1</text:span></text:span><text:span text:style-name="Source_20_Text"><text:span text:style-name="T13">. YOL Drop Duplicates </text:span></text:span></text:h>
      <text:p text:style-name="P97"><text:span text:style-name="Source_20_Text"><text:span text:style-name="T79">Select *</text:span></text:span></text:p>
      <text:p text:style-name="P97"><text:span text:style-name="Source_20_Text"><text:span text:style-name="T79">FROM (</text:span></text:span></text:p>
      <text:p text:style-name="P97"><text:span text:style-name="Source_20_Text"><text:span text:style-name="T79">Select id, company,</text:span></text:span></text:p>
      <text:p text:style-name="P97"><text:span text:style-name="Source_20_Text"><text:span text:style-name="T79"><text:tab/><text:tab/>Row_Number() OVER (PARTITION BY link,company,job_title,city Order by id) as RN,</text:span></text:span></text:p>
      <text:p text:style-name="P97"><text:span text:style-name="Source_20_Text"><text:span text:style-name="T79"><text:tab/><text:tab/>city,link</text:span></text:span></text:p>
      <text:p text:style-name="P97"><text:span text:style-name="Source_20_Text"><text:span text:style-name="T79">From silhours</text:span></text:span></text:p>
      <text:p text:style-name="P97"><text:span text:style-name="Source_20_Text"><text:span text:style-name="T79">order by 3</text:span></text:span></text:p>
      <text:p text:style-name="P97"><text:span text:style-name="Source_20_Text"><text:span text:style-name="T79">) t1</text:span></text:span></text:p>
      <text:p text:style-name="P97"><text:span text:style-name="Source_20_Text"><text:span text:style-name="T79">Where RN &gt; 1;</text:span></text:span></text:p>
      <text:h text:style-name="Heading_20_3" text:outline-level="3">----- 02. YOL Drop Duplicates </text:h>
      <text:p text:style-name="P97">DELETE FROM silhoursnoduplicate s</text:p>
      <text:p text:style-name="P97"><text:s text:c="4"/>using</text:p>
      <text:p text:style-name="P97"><text:s text:c="4"/>(</text:p>
      <text:p text:style-name="P97"><text:s text:c="8"/>SELECT link,max(ctid) as max_ctid</text:p>
      <text:p text:style-name="P97"><text:s text:c="8"/>FROM silhoursnoduplicate</text:p>
      <text:p text:style-name="P97"><text:soft-page-break/><text:s text:c="8"/>GROUP BY link) t</text:p>
      <text:p text:style-name="P97">Where s.ctid &lt;&gt; t.max_ctid and s.link = t.link;</text:p>
      <text:p text:style-name="P97"><text:span text:style-name="Source_20_Text"><text:span text:style-name="T1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enlo-Regular" svg:font-family="Menlo-Regular" style:font-family-generic="modern" style:font-pitch="fixed"/>
    <style:font-face style:name="Menlo-Regular1" svg:font-family="Menlo-Regular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7:05:23.109355920</meta:creation-date>
    <meta:generator>LibreOffice/7.4.3.2$MacOSX_X86_64 LibreOffice_project/1048a8393ae2eeec98dff31b5c133c5f1d08b890</meta:generator>
    <dc:date>2023-03-16T00:38:05.588854887</dc:date>
    <meta:editing-duration>P6DT3H14M25S</meta:editing-duration>
    <meta:editing-cycles>106</meta:editing-cycles>
    <meta:document-statistic meta:table-count="0" meta:image-count="0" meta:object-count="0" meta:page-count="11" meta:paragraph-count="252" meta:word-count="1191" meta:character-count="9068" meta:non-whitespace-character-count="7898"/>
  </office:meta>
</office:document-meta>
</file>